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1071in"/>
    </style:style>
    <style:style style:name="co6" style:family="table-column">
      <style:table-column-properties fo:break-before="auto" style:column-width="0.982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Bunny.13.as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Totals</text:p>
          </table:table-cell>
          <table:table-cell office:value-type="string">
            <text:p>Serial Run</text:p>
          </table:table-cell>
          <table:table-cell office:value-type="string">
            <text:p>Parallel Run 2</text:p>
          </table:table-cell>
          <table:table-cell office:value-type="string">
            <text:p>Speedup Factor</text:p>
          </table:table-cell>
          <table:table-cell office:value-type="string">
            <text:p>Parallel Run 3</text:p>
          </table:table-cell>
          <table:table-cell office:value-type="string">
            <text:p>Speedup</text:p>
          </table:table-cell>
          <table:table-cell office:value-type="string">
            <text:p>Parallel Run 4</text:p>
          </table:table-cell>
          <table:table-cell office:value-type="string">
            <text:p>Speedup</text:p>
          </table:table-cell>
          <table:table-cell office:value-type="string">
            <text:p>Parallel Run 5</text:p>
          </table:table-cell>
          <table:table-cell office:value-type="string">
            <text:p>Speedup</text:p>
          </table:table-cell>
          <table:table-cell office:value-type="string">
            <text:p>Parallel Run 6</text:p>
          </table:table-cell>
          <table:table-cell office:value-type="string">
            <text:p>Speedup</text:p>
          </table:table-cell>
        </table:table-row>
        <table:table-row table:style-name="ro2">
          <table:table-cell office:value-type="string">
            <text:p>Run 1</text:p>
          </table:table-cell>
          <table:table-cell office:value-type="float" office:value="4.01431">
            <text:p>4.01431</text:p>
          </table:table-cell>
          <table:table-cell office:value-type="float" office:value="3.38422">
            <text:p>3.38422</text:p>
          </table:table-cell>
          <table:table-cell table:formula="of:=[.B4]/[.C4]" office:value-type="float" office:value="1.18618470430409">
            <text:p>1.1861847043</text:p>
          </table:table-cell>
          <table:table-cell office:value-type="float" office:value="3.29473">
            <text:p>3.29473</text:p>
          </table:table-cell>
          <table:table-cell table:formula="of:=[.B4]/[.E4]" office:value-type="float" office:value="1.2184033289526">
            <text:p>1.218403329</text:p>
          </table:table-cell>
          <table:table-cell office:value-type="float" office:value="2.92894">
            <text:p>2.92894</text:p>
          </table:table-cell>
          <table:table-cell table:formula="of:=[.B4]/[.G4]" office:value-type="float" office:value="1.37056750906471">
            <text:p>1.3705675091</text:p>
          </table:table-cell>
          <table:table-cell office:value-type="float" office:value="2.98684">
            <text:p>2.98684</text:p>
          </table:table-cell>
          <table:table-cell table:formula="of:=[.B4]/[.I4]" office:value-type="float" office:value="1.34399900898609">
            <text:p>1.343999009</text:p>
          </table:table-cell>
          <table:table-cell office:value-type="float" office:value="2.9754">
            <text:p>2.9754</text:p>
          </table:table-cell>
          <table:table-cell table:formula="of:=[.B4]/[.K4]" office:value-type="float" office:value="1.34916649862203">
            <text:p>1.3491664986</text:p>
          </table:table-cell>
        </table:table-row>
        <table:table-row table:style-name="ro2">
          <table:table-cell office:value-type="string">
            <text:p>Run 2</text:p>
          </table:table-cell>
          <table:table-cell office:value-type="float" office:value="3.40813">
            <text:p>3.40813</text:p>
          </table:table-cell>
          <table:table-cell office:value-type="float" office:value="3.63298">
            <text:p>3.63298</text:p>
          </table:table-cell>
          <table:table-cell table:formula="of:=[.B5]/[.C5]" office:value-type="float" office:value="0.938108660108231">
            <text:p>0.9381086601</text:p>
          </table:table-cell>
          <table:table-cell office:value-type="float" office:value="3.1413">
            <text:p>3.1413</text:p>
          </table:table-cell>
          <table:table-cell table:formula="of:=[.B5]/[.E5]" office:value-type="float" office:value="1.08494253971286">
            <text:p>1.0849425397</text:p>
          </table:table-cell>
          <table:table-cell office:value-type="float" office:value="3.79102">
            <text:p>3.79102</text:p>
          </table:table-cell>
          <table:table-cell table:formula="of:=[.B5]/[.G5]" office:value-type="float" office:value="0.899000796619379">
            <text:p>0.8990007966</text:p>
          </table:table-cell>
          <table:table-cell office:value-type="float" office:value="2.7045">
            <text:p>2.7045</text:p>
          </table:table-cell>
          <table:table-cell table:formula="of:=[.B5]/[.I5]" office:value-type="float" office:value="1.26017008689222">
            <text:p>1.2601700869</text:p>
          </table:table-cell>
          <table:table-cell office:value-type="float" office:value="2.76562">
            <text:p>2.76562</text:p>
          </table:table-cell>
          <table:table-cell table:formula="of:=[.B5]/[.K5]" office:value-type="float" office:value="1.23232042001432">
            <text:p>1.23232042</text:p>
          </table:table-cell>
        </table:table-row>
        <table:table-row table:style-name="ro2">
          <table:table-cell office:value-type="string">
            <text:p>Run 3</text:p>
          </table:table-cell>
          <table:table-cell office:value-type="float" office:value="3.75609">
            <text:p>3.75609</text:p>
          </table:table-cell>
          <table:table-cell office:value-type="float" office:value="3.51685">
            <text:p>3.51685</text:p>
          </table:table-cell>
          <table:table-cell table:formula="of:=[.B6]/[.C6]" office:value-type="float" office:value="1.06802678533347">
            <text:p>1.0680267853</text:p>
          </table:table-cell>
          <table:table-cell office:value-type="float" office:value="3.15381">
            <text:p>3.15381</text:p>
          </table:table-cell>
          <table:table-cell table:formula="of:=[.B6]/[.E6]" office:value-type="float" office:value="1.19096901842533">
            <text:p>1.1909690184</text:p>
          </table:table-cell>
          <table:table-cell office:value-type="float" office:value="2.79977">
            <text:p>2.79977</text:p>
          </table:table-cell>
          <table:table-cell table:formula="of:=[.B6]/[.G6]" office:value-type="float" office:value="1.34157091475371">
            <text:p>1.3415709148</text:p>
          </table:table-cell>
          <table:table-cell office:value-type="float" office:value="2.99925">
            <text:p>2.99925</text:p>
          </table:table-cell>
          <table:table-cell table:formula="of:=[.B6]/[.I6]" office:value-type="float" office:value="1.25234308577144">
            <text:p>1.2523430858</text:p>
          </table:table-cell>
          <table:table-cell office:value-type="float" office:value="2.69052">
            <text:p>2.69052</text:p>
          </table:table-cell>
          <table:table-cell table:formula="of:=[.B6]/[.K6]" office:value-type="float" office:value="1.39604611747915">
            <text:p>1.3960461175</text:p>
          </table:table-cell>
        </table:table-row>
        <table:table-row table:style-name="ro2">
          <table:table-cell office:value-type="string">
            <text:p>Run 4</text:p>
          </table:table-cell>
          <table:table-cell office:value-type="float" office:value="3.04049">
            <text:p>3.04049</text:p>
          </table:table-cell>
          <table:table-cell office:value-type="float" office:value="3.54769">
            <text:p>3.54769</text:p>
          </table:table-cell>
          <table:table-cell table:formula="of:=[.B7]/[.C7]" office:value-type="float" office:value="0.857033731808585">
            <text:p>0.8570337318</text:p>
          </table:table-cell>
          <table:table-cell office:value-type="float" office:value="3.1137">
            <text:p>3.1137</text:p>
          </table:table-cell>
          <table:table-cell table:formula="of:=[.B7]/[.E7]" office:value-type="float" office:value="0.976487779811799">
            <text:p>0.9764877798</text:p>
          </table:table-cell>
          <table:table-cell office:value-type="float" office:value="3.06959">
            <text:p>3.06959</text:p>
          </table:table-cell>
          <table:table-cell table:formula="of:=[.B7]/[.G7]" office:value-type="float" office:value="0.990519906567327">
            <text:p>0.9905199066</text:p>
          </table:table-cell>
          <table:table-cell office:value-type="float" office:value="2.66787">
            <text:p>2.66787</text:p>
          </table:table-cell>
          <table:table-cell table:formula="of:=[.B7]/[.I7]" office:value-type="float" office:value="1.13966947414979">
            <text:p>1.1396694741</text:p>
          </table:table-cell>
          <table:table-cell office:value-type="float" office:value="3.02748">
            <text:p>3.02748</text:p>
          </table:table-cell>
          <table:table-cell table:formula="of:=[.B7]/[.K7]" office:value-type="float" office:value="1.00429730336782">
            <text:p>1.0042973034</text:p>
          </table:table-cell>
        </table:table-row>
        <table:table-row table:style-name="ro2">
          <table:table-cell office:value-type="string">
            <text:p>Run 5</text:p>
          </table:table-cell>
          <table:table-cell office:value-type="float" office:value="3.71042">
            <text:p>3.71042</text:p>
          </table:table-cell>
          <table:table-cell office:value-type="float" office:value="3.53471">
            <text:p>3.53471</text:p>
          </table:table-cell>
          <table:table-cell table:formula="of:=[.B8]/[.C8]" office:value-type="float" office:value="1.04970987718936">
            <text:p>1.0497098772</text:p>
          </table:table-cell>
          <table:table-cell office:value-type="float" office:value="3.07764">
            <text:p>3.07764</text:p>
          </table:table-cell>
          <table:table-cell table:formula="of:=[.B8]/[.E8]" office:value-type="float" office:value="1.20560559389662">
            <text:p>1.2056055939</text:p>
          </table:table-cell>
          <table:table-cell office:value-type="float" office:value="2.88486">
            <text:p>2.88486</text:p>
          </table:table-cell>
          <table:table-cell table:formula="of:=[.B8]/[.G8]" office:value-type="float" office:value="1.28616986612869">
            <text:p>1.2861698661</text:p>
          </table:table-cell>
          <table:table-cell office:value-type="float" office:value="4.044">
            <text:p>4.044</text:p>
          </table:table-cell>
          <table:table-cell table:formula="of:=[.B8]/[.I8]" office:value-type="float" office:value="0.917512363996044">
            <text:p>0.917512364</text:p>
          </table:table-cell>
          <table:table-cell office:value-type="float" office:value="3.04662">
            <text:p>3.04662</text:p>
          </table:table-cell>
          <table:table-cell table:formula="of:=[.B8]/[.K8]" office:value-type="float" office:value="1.21788079904944">
            <text:p>1.217880799</text:p>
          </table:table-cell>
        </table:table-row>
        <table:table-row table:style-name="ro2">
          <table:table-cell office:value-type="string">
            <text:p>Run 6</text:p>
          </table:table-cell>
          <table:table-cell office:value-type="float" office:value="3.05697">
            <text:p>3.05697</text:p>
          </table:table-cell>
          <table:table-cell office:value-type="float" office:value="3.42586">
            <text:p>3.42586</text:p>
          </table:table-cell>
          <table:table-cell table:formula="of:=[.B9]/[.C9]" office:value-type="float" office:value="0.892321927924667">
            <text:p>0.8923219279</text:p>
          </table:table-cell>
          <table:table-cell office:value-type="float" office:value="3.257">
            <text:p>3.257</text:p>
          </table:table-cell>
          <table:table-cell table:formula="of:=[.B9]/[.E9]" office:value-type="float" office:value="0.938584587043291">
            <text:p>0.938584587</text:p>
          </table:table-cell>
          <table:table-cell office:value-type="float" office:value="3.07212">
            <text:p>3.07212</text:p>
          </table:table-cell>
          <table:table-cell table:formula="of:=[.B9]/[.G9]" office:value-type="float" office:value="0.995068552009687">
            <text:p>0.995068552</text:p>
          </table:table-cell>
          <table:table-cell office:value-type="float" office:value="2.80389">
            <text:p>2.80389</text:p>
          </table:table-cell>
          <table:table-cell table:formula="of:=[.B9]/[.I9]" office:value-type="float" office:value="1.09026031691685">
            <text:p>1.0902603169</text:p>
          </table:table-cell>
          <table:table-cell office:value-type="float" office:value="2.99433">
            <text:p>2.99433</text:p>
          </table:table-cell>
          <table:table-cell table:formula="of:=[.B9]/[.K9]" office:value-type="float" office:value="1.02091953792668">
            <text:p>1.0209195379</text:p>
          </table:table-cell>
        </table:table-row>
        <table:table-row table:style-name="ro2">
          <table:table-cell office:value-type="string">
            <text:p>Run 7</text:p>
          </table:table-cell>
          <table:table-cell office:value-type="float" office:value="3.48324">
            <text:p>3.48324</text:p>
          </table:table-cell>
          <table:table-cell office:value-type="float" office:value="3.51377">
            <text:p>3.51377</text:p>
          </table:table-cell>
          <table:table-cell table:formula="of:=[.B10]/[.C10]" office:value-type="float" office:value="0.991311326580852">
            <text:p>0.9913113266</text:p>
          </table:table-cell>
          <table:table-cell office:value-type="float" office:value="2.96211">
            <text:p>2.96211</text:p>
          </table:table-cell>
          <table:table-cell table:formula="of:=[.B10]/[.E10]" office:value-type="float" office:value="1.17593202143067">
            <text:p>1.1759320214</text:p>
          </table:table-cell>
          <table:table-cell office:value-type="float" office:value="2.86955">
            <text:p>2.86955</text:p>
          </table:table-cell>
          <table:table-cell table:formula="of:=[.B10]/[.G10]" office:value-type="float" office:value="1.21386280078758">
            <text:p>1.2138628008</text:p>
          </table:table-cell>
          <table:table-cell office:value-type="float" office:value="2.97005">
            <text:p>2.97005</text:p>
          </table:table-cell>
          <table:table-cell table:formula="of:=[.B10]/[.I10]" office:value-type="float" office:value="1.17278833689669">
            <text:p>1.1727883369</text:p>
          </table:table-cell>
          <table:table-cell office:value-type="float" office:value="2.71003">
            <text:p>2.71003</text:p>
          </table:table-cell>
          <table:table-cell table:formula="of:=[.B10]/[.K10]" office:value-type="float" office:value="1.28531418471382">
            <text:p>1.2853141847</text:p>
          </table:table-cell>
        </table:table-row>
        <table:table-row table:style-name="ro2">
          <table:table-cell office:value-type="string">
            <text:p>Run 8</text:p>
          </table:table-cell>
          <table:table-cell office:value-type="float" office:value="3.25988">
            <text:p>3.25988</text:p>
          </table:table-cell>
          <table:table-cell office:value-type="float" office:value="3.48985">
            <text:p>3.48985</text:p>
          </table:table-cell>
          <table:table-cell table:formula="of:=[.B11]/[.C11]" office:value-type="float" office:value="0.934103184950642">
            <text:p>0.934103185</text:p>
          </table:table-cell>
          <table:table-cell office:value-type="float" office:value="2.92983">
            <text:p>2.92983</text:p>
          </table:table-cell>
          <table:table-cell table:formula="of:=[.B11]/[.E11]" office:value-type="float" office:value="1.11265158729346">
            <text:p>1.1126515873</text:p>
          </table:table-cell>
          <table:table-cell office:value-type="float" office:value="2.74593">
            <text:p>2.74593</text:p>
          </table:table-cell>
          <table:table-cell table:formula="of:=[.B11]/[.G11]" office:value-type="float" office:value="1.18716791760897">
            <text:p>1.1871679176</text:p>
          </table:table-cell>
          <table:table-cell office:value-type="float" office:value="2.82351">
            <text:p>2.82351</text:p>
          </table:table-cell>
          <table:table-cell table:formula="of:=[.B11]/[.I11]" office:value-type="float" office:value="1.15454877085613">
            <text:p>1.1545487709</text:p>
          </table:table-cell>
          <table:table-cell office:value-type="float" office:value="3.73744">
            <text:p>3.73744</text:p>
          </table:table-cell>
          <table:table-cell table:formula="of:=[.B11]/[.K11]" office:value-type="float" office:value="0.872222697889464">
            <text:p>0.8722226979</text:p>
          </table:table-cell>
        </table:table-row>
        <table:table-row table:style-name="ro2">
          <table:table-cell office:value-type="string">
            <text:p>Run 9</text:p>
          </table:table-cell>
          <table:table-cell office:value-type="float" office:value="3.24728">
            <text:p>3.24728</text:p>
          </table:table-cell>
          <table:table-cell office:value-type="float" office:value="4.45359">
            <text:p>4.45359</text:p>
          </table:table-cell>
          <table:table-cell table:formula="of:=[.B12]/[.C12]" office:value-type="float" office:value="0.729137617068477">
            <text:p>0.7291376171</text:p>
          </table:table-cell>
          <table:table-cell office:value-type="float" office:value="2.98992">
            <text:p>2.98992</text:p>
          </table:table-cell>
          <table:table-cell table:formula="of:=[.B12]/[.E12]" office:value-type="float" office:value="1.08607588162894">
            <text:p>1.0860758816</text:p>
          </table:table-cell>
          <table:table-cell office:value-type="float" office:value="3.1183">
            <text:p>3.1183</text:p>
          </table:table-cell>
          <table:table-cell table:formula="of:=[.B12]/[.G12]" office:value-type="float" office:value="1.04136228072988">
            <text:p>1.0413622807</text:p>
          </table:table-cell>
          <table:table-cell office:value-type="float" office:value="3.01106">
            <text:p>3.01106</text:p>
          </table:table-cell>
          <table:table-cell table:formula="of:=[.B12]/[.I12]" office:value-type="float" office:value="1.07845077813129">
            <text:p>1.0784507781</text:p>
          </table:table-cell>
          <table:table-cell office:value-type="float" office:value="2.59666">
            <text:p>2.59666</text:p>
          </table:table-cell>
          <table:table-cell table:formula="of:=[.B12]/[.K12]" office:value-type="float" office:value="1.25056033519983">
            <text:p>1.2505603352</text:p>
          </table:table-cell>
        </table:table-row>
        <table:table-row table:style-name="ro2">
          <table:table-cell office:value-type="string">
            <text:p>Run 10</text:p>
          </table:table-cell>
          <table:table-cell office:value-type="float" office:value="2.97659">
            <text:p>2.97659</text:p>
          </table:table-cell>
          <table:table-cell office:value-type="float" office:value="3.57231">
            <text:p>3.57231</text:p>
          </table:table-cell>
          <table:table-cell table:formula="of:=[.B13]/[.C13]" office:value-type="float" office:value="0.833239556477461">
            <text:p>0.8332395565</text:p>
          </table:table-cell>
          <table:table-cell office:value-type="float" office:value="2.92612">
            <text:p>2.92612</text:p>
          </table:table-cell>
          <table:table-cell table:formula="of:=[.B13]/[.E13]" office:value-type="float" office:value="1.01724809645537">
            <text:p>1.0172480965</text:p>
          </table:table-cell>
          <table:table-cell office:value-type="float" office:value="3.13703">
            <text:p>3.13703</text:p>
          </table:table-cell>
          <table:table-cell table:formula="of:=[.B13]/[.G13]" office:value-type="float" office:value="0.948856083620494">
            <text:p>0.9488560836</text:p>
          </table:table-cell>
          <table:table-cell office:value-type="float" office:value="2.99391">
            <text:p>2.99391</text:p>
          </table:table-cell>
          <table:table-cell table:formula="of:=[.B13]/[.I13]" office:value-type="float" office:value="0.994214922960276">
            <text:p>0.994214923</text:p>
          </table:table-cell>
          <table:table-cell office:value-type="float" office:value="2.89583">
            <text:p>2.89583</text:p>
          </table:table-cell>
          <table:table-cell table:formula="of:=[.B13]/[.K13]" office:value-type="float" office:value="1.02788837742547">
            <text:p>1.0278883774</text:p>
          </table:table-cell>
        </table:table-row>
        <table:table-row table:style-name="ro2">
          <table:table-cell office:value-type="string">
            <text:p>Average</text:p>
          </table:table-cell>
          <table:table-cell table:formula="of:=SUM([.B4:.B13])/10" office:value-type="float" office:value="3.39534">
            <text:p>3.39534</text:p>
          </table:table-cell>
          <table:table-cell table:formula="of:=SUM([.C4:.C13])/10" office:value-type="float" office:value="3.607183">
            <text:p>3.607183</text:p>
          </table:table-cell>
          <table:table-cell table:formula="of:=[.B14]/[.C14]" office:value-type="float" office:value="0.941271901092903">
            <text:p>0.9412719011</text:p>
          </table:table-cell>
          <table:table-cell table:formula="of:=SUM([.E4:.E13])/10" office:value-type="float" office:value="3.084616">
            <text:p>3.084616</text:p>
          </table:table-cell>
          <table:table-cell table:formula="of:=[.B14]/[.E14]" office:value-type="float" office:value="1.10073344623772">
            <text:p>1.1007334462</text:p>
          </table:table-cell>
          <table:table-cell table:formula="of:=SUM([.G4:.G13])/10" office:value-type="float" office:value="3.041711">
            <text:p>3.041711</text:p>
          </table:table-cell>
          <table:table-cell table:formula="of:=[.B14]/[.G14]" office:value-type="float" office:value="1.11625989451332">
            <text:p>1.1162598945</text:p>
          </table:table-cell>
          <table:table-cell table:formula="of:=SUM([.I4:.I13])/10" office:value-type="float" office:value="3.000488">
            <text:p>3.000488</text:p>
          </table:table-cell>
          <table:table-cell table:formula="of:=[.B14]/[.I14]" office:value-type="float" office:value="1.13159592706253">
            <text:p>1.1315959271</text:p>
          </table:table-cell>
          <table:table-cell table:formula="of:=SUM([.K4:.K13])/10" office:value-type="float" office:value="2.943993">
            <text:p>2.943993</text:p>
          </table:table-cell>
          <table:table-cell table:formula="of:=[.B14]/[.K14]" office:value-type="float" office:value="1.15331116616106">
            <text:p>1.153311166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Persistence</text:p>
          </table:table-cell>
          <table:table-cell office:value-type="string">
            <text:p>Serial Run</text:p>
          </table:table-cell>
          <table:table-cell office:value-type="string">
            <text:p>Parallel Run 2</text:p>
          </table:table-cell>
          <table:table-cell office:value-type="string">
            <text:p>Speedup Factor</text:p>
          </table:table-cell>
          <table:table-cell office:value-type="string">
            <text:p>Parallel Run 3</text:p>
          </table:table-cell>
          <table:table-cell office:value-type="string">
            <text:p>Speedup</text:p>
          </table:table-cell>
          <table:table-cell office:value-type="string">
            <text:p>Parallel Run 4</text:p>
          </table:table-cell>
          <table:table-cell office:value-type="string">
            <text:p>Speedup</text:p>
          </table:table-cell>
          <table:table-cell office:value-type="string">
            <text:p>Parallel Run 5</text:p>
          </table:table-cell>
          <table:table-cell office:value-type="string">
            <text:p>Speedup</text:p>
          </table:table-cell>
          <table:table-cell office:value-type="string">
            <text:p>Parallel Run 6</text:p>
          </table:table-cell>
          <table:table-cell office:value-type="string">
            <text:p>Speedup</text:p>
          </table:table-cell>
        </table:table-row>
        <table:table-row table:style-name="ro2">
          <table:table-cell office:value-type="string">
            <text:p>Run 1</text:p>
          </table:table-cell>
          <table:table-cell office:value-type="float" office:value="2.64782">
            <text:p>2.64782</text:p>
          </table:table-cell>
          <table:table-cell office:value-type="float" office:value="1.4644">
            <text:p>1.4644</text:p>
          </table:table-cell>
          <table:table-cell table:formula="of:=[.B17]/[.C17]" office:value-type="float" office:value="1.80812619502868">
            <text:p>1.808126195</text:p>
          </table:table-cell>
          <table:table-cell office:value-type="float" office:value="1.18184">
            <text:p>1.18184</text:p>
          </table:table-cell>
          <table:table-cell table:formula="of:=[.B17]/[.E17]" office:value-type="float" office:value="2.24042171529141">
            <text:p>2.2404217153</text:p>
          </table:table-cell>
          <table:table-cell office:value-type="float" office:value="0.941054">
            <text:p>0.941054</text:p>
          </table:table-cell>
          <table:table-cell table:formula="of:=[.B17]/[.G17]" office:value-type="float" office:value="2.81367487944369">
            <text:p>2.8136748794</text:p>
          </table:table-cell>
          <table:table-cell office:value-type="float" office:value="0.730174">
            <text:p>0.730174</text:p>
          </table:table-cell>
          <table:table-cell table:formula="of:=[.B17]/[.I17]" office:value-type="float" office:value="3.62628633722921">
            <text:p>3.6262863372</text:p>
          </table:table-cell>
          <table:table-cell office:value-type="float" office:value="0.59222">
            <text:p>0.59222</text:p>
          </table:table-cell>
          <table:table-cell table:formula="of:=[.B17]/[.K17]" office:value-type="float" office:value="4.47100739590017">
            <text:p>4.4710073959</text:p>
          </table:table-cell>
        </table:table-row>
        <table:table-row table:style-name="ro2">
          <table:table-cell office:value-type="string">
            <text:p>Run 2</text:p>
          </table:table-cell>
          <table:table-cell office:value-type="float" office:value="2.29404">
            <text:p>2.29404</text:p>
          </table:table-cell>
          <table:table-cell office:value-type="float" office:value="1.53595">
            <text:p>1.53595</text:p>
          </table:table-cell>
          <table:table-cell table:formula="of:=[.B18]/[.C18]" office:value-type="float" office:value="1.49356424362772">
            <text:p>1.4935642436</text:p>
          </table:table-cell>
          <table:table-cell office:value-type="float" office:value="1.24948">
            <text:p>1.24948</text:p>
          </table:table-cell>
          <table:table-cell table:formula="of:=[.B18]/[.E18]" office:value-type="float" office:value="1.83599577424208">
            <text:p>1.8359957742</text:p>
          </table:table-cell>
          <table:table-cell office:value-type="float" office:value="1.58205">
            <text:p>1.58205</text:p>
          </table:table-cell>
          <table:table-cell table:formula="of:=[.B18]/[.G18]" office:value-type="float" office:value="1.45004266616099">
            <text:p>1.4500426662</text:p>
          </table:table-cell>
          <table:table-cell office:value-type="float" office:value="0.681749">
            <text:p>0.681749</text:p>
          </table:table-cell>
          <table:table-cell table:formula="of:=[.B18]/[.I18]" office:value-type="float" office:value="3.36493342857855">
            <text:p>3.3649334286</text:p>
          </table:table-cell>
          <table:table-cell office:value-type="float" office:value="0.653856">
            <text:p>0.653856</text:p>
          </table:table-cell>
          <table:table-cell table:formula="of:=[.B18]/[.K18]" office:value-type="float" office:value="3.5084789311408">
            <text:p>3.5084789311</text:p>
          </table:table-cell>
        </table:table-row>
        <table:table-row table:style-name="ro2">
          <table:table-cell office:value-type="string">
            <text:p>Run 3</text:p>
          </table:table-cell>
          <table:table-cell office:value-type="float" office:value="2.42738">
            <text:p>2.42738</text:p>
          </table:table-cell>
          <table:table-cell office:value-type="float" office:value="1.61378">
            <text:p>1.61378</text:p>
          </table:table-cell>
          <table:table-cell table:formula="of:=[.B19]/[.C19]" office:value-type="float" office:value="1.50415793974395">
            <text:p>1.5041579397</text:p>
          </table:table-cell>
          <table:table-cell office:value-type="float" office:value="1.03495">
            <text:p>1.03495</text:p>
          </table:table-cell>
          <table:table-cell table:formula="of:=[.B19]/[.E19]" office:value-type="float" office:value="2.34540799072419">
            <text:p>2.3454079907</text:p>
          </table:table-cell>
          <table:table-cell office:value-type="float" office:value="0.922223">
            <text:p>0.922223</text:p>
          </table:table-cell>
          <table:table-cell table:formula="of:=[.B19]/[.G19]" office:value-type="float" office:value="2.63209657534024">
            <text:p>2.6320965753</text:p>
          </table:table-cell>
          <table:table-cell office:value-type="float" office:value="0.735258">
            <text:p>0.735258</text:p>
          </table:table-cell>
          <table:table-cell table:formula="of:=[.B19]/[.I19]" office:value-type="float" office:value="3.30139896471715">
            <text:p>3.3013989647</text:p>
          </table:table-cell>
          <table:table-cell office:value-type="float" office:value="0.62964">
            <text:p>0.62964</text:p>
          </table:table-cell>
          <table:table-cell table:formula="of:=[.B19]/[.K19]" office:value-type="float" office:value="3.85518709103615">
            <text:p>3.855187091</text:p>
          </table:table-cell>
        </table:table-row>
        <table:table-row table:style-name="ro2">
          <table:table-cell office:value-type="string">
            <text:p>Run 4</text:p>
          </table:table-cell>
          <table:table-cell office:value-type="float" office:value="2.02869">
            <text:p>2.02869</text:p>
          </table:table-cell>
          <table:table-cell office:value-type="float" office:value="1.51612">
            <text:p>1.51612</text:p>
          </table:table-cell>
          <table:table-cell table:formula="of:=[.B20]/[.C20]" office:value-type="float" office:value="1.33808009920059">
            <text:p>1.3380800992</text:p>
          </table:table-cell>
          <table:table-cell office:value-type="float" office:value="1.01261">
            <text:p>1.01261</text:p>
          </table:table-cell>
          <table:table-cell table:formula="of:=[.B20]/[.E20]" office:value-type="float" office:value="2.00342678820079">
            <text:p>2.0034267882</text:p>
          </table:table-cell>
          <table:table-cell office:value-type="float" office:value="0.850537">
            <text:p>0.850537</text:p>
          </table:table-cell>
          <table:table-cell table:formula="of:=[.B20]/[.G20]" office:value-type="float" office:value="2.38518724053157">
            <text:p>2.3851872405</text:p>
          </table:table-cell>
          <table:table-cell office:value-type="float" office:value="0.70672">
            <text:p>0.70672</text:p>
          </table:table-cell>
          <table:table-cell table:formula="of:=[.B20]/[.I20]" office:value-type="float" office:value="2.87057108897442">
            <text:p>2.870571089</text:p>
          </table:table-cell>
          <table:table-cell office:value-type="float" office:value="0.659579">
            <text:p>0.659579</text:p>
          </table:table-cell>
          <table:table-cell table:formula="of:=[.B20]/[.K20]" office:value-type="float" office:value="3.07573467317789">
            <text:p>3.0757346732</text:p>
          </table:table-cell>
        </table:table-row>
        <table:table-row table:style-name="ro2">
          <table:table-cell office:value-type="string">
            <text:p>Run 5</text:p>
          </table:table-cell>
          <table:table-cell office:value-type="float" office:value="2.45979">
            <text:p>2.45979</text:p>
          </table:table-cell>
          <table:table-cell office:value-type="float" office:value="1.5169">
            <text:p>1.5169</text:p>
          </table:table-cell>
          <table:table-cell table:formula="of:=[.B21]/[.C21]" office:value-type="float" office:value="1.62159008504186">
            <text:p>1.621590085</text:p>
          </table:table-cell>
          <table:table-cell office:value-type="float" office:value="1.18704">
            <text:p>1.18704</text:p>
          </table:table-cell>
          <table:table-cell table:formula="of:=[.B21]/[.E21]" office:value-type="float" office:value="2.07220481196927">
            <text:p>2.072204812</text:p>
          </table:table-cell>
          <table:table-cell office:value-type="float" office:value="0.82404">
            <text:p>0.82404</text:p>
          </table:table-cell>
          <table:table-cell table:formula="of:=[.B21]/[.G21]" office:value-type="float" office:value="2.9850371341197">
            <text:p>2.9850371341</text:p>
          </table:table-cell>
          <table:table-cell office:value-type="float" office:value="1.54928">
            <text:p>1.54928</text:p>
          </table:table-cell>
          <table:table-cell table:formula="of:=[.B21]/[.I21]" office:value-type="float" office:value="1.58769880202417">
            <text:p>1.587698802</text:p>
          </table:table-cell>
          <table:table-cell office:value-type="float" office:value="0.663819">
            <text:p>0.663819</text:p>
          </table:table-cell>
          <table:table-cell table:formula="of:=[.B21]/[.K21]" office:value-type="float" office:value="3.70551309920325">
            <text:p>3.7055130992</text:p>
          </table:table-cell>
        </table:table-row>
        <table:table-row table:style-name="ro2">
          <table:table-cell office:value-type="string">
            <text:p>Run 6</text:p>
          </table:table-cell>
          <table:table-cell office:value-type="float" office:value="2.01823">
            <text:p>2.01823</text:p>
          </table:table-cell>
          <table:table-cell office:value-type="float" office:value="1.54877">
            <text:p>1.54877</text:p>
          </table:table-cell>
          <table:table-cell table:formula="of:=[.B22]/[.C22]" office:value-type="float" office:value="1.30311795812161">
            <text:p>1.3031179581</text:p>
          </table:table-cell>
          <table:table-cell office:value-type="float" office:value="1.19409">
            <text:p>1.19409</text:p>
          </table:table-cell>
          <table:table-cell table:formula="of:=[.B22]/[.E22]" office:value-type="float" office:value="1.69018248205747">
            <text:p>1.6901824821</text:p>
          </table:table-cell>
          <table:table-cell office:value-type="float" office:value="0.835085">
            <text:p>0.835085</text:p>
          </table:table-cell>
          <table:table-cell table:formula="of:=[.B22]/[.G22]" office:value-type="float" office:value="2.41679589502865">
            <text:p>2.416795895</text:p>
          </table:table-cell>
          <table:table-cell office:value-type="float" office:value="0.753674">
            <text:p>0.753674</text:p>
          </table:table-cell>
          <table:table-cell table:formula="of:=[.B22]/[.I22]" office:value-type="float" office:value="2.67785541228701">
            <text:p>2.6778554123</text:p>
          </table:table-cell>
          <table:table-cell office:value-type="float" office:value="0.681058">
            <text:p>0.681058</text:p>
          </table:table-cell>
          <table:table-cell table:formula="of:=[.B22]/[.K22]" office:value-type="float" office:value="2.96337463182284">
            <text:p>2.9633746318</text:p>
          </table:table-cell>
        </table:table-row>
        <table:table-row table:style-name="ro2">
          <table:table-cell office:value-type="string">
            <text:p>Run 7</text:p>
          </table:table-cell>
          <table:table-cell office:value-type="float" office:value="2.26779">
            <text:p>2.26779</text:p>
          </table:table-cell>
          <table:table-cell office:value-type="float" office:value="1.57775">
            <text:p>1.57775</text:p>
          </table:table-cell>
          <table:table-cell table:formula="of:=[.B23]/[.C23]" office:value-type="float" office:value="1.43735699572176">
            <text:p>1.4373569957</text:p>
          </table:table-cell>
          <table:table-cell office:value-type="float" office:value="1.0577">
            <text:p>1.0577</text:p>
          </table:table-cell>
          <table:table-cell table:formula="of:=[.B23]/[.E23]" office:value-type="float" office:value="2.14407677035076">
            <text:p>2.1440767704</text:p>
          </table:table-cell>
          <table:table-cell office:value-type="float" office:value="0.860486">
            <text:p>0.860486</text:p>
          </table:table-cell>
          <table:table-cell table:formula="of:=[.B23]/[.G23]" office:value-type="float" office:value="2.6354757660206">
            <text:p>2.635475766</text:p>
          </table:table-cell>
          <table:table-cell office:value-type="float" office:value="0.739996">
            <text:p>0.739996</text:p>
          </table:table-cell>
          <table:table-cell table:formula="of:=[.B23]/[.I23]" office:value-type="float" office:value="3.06459764647377">
            <text:p>3.0645976465</text:p>
          </table:table-cell>
          <table:table-cell office:value-type="float" office:value="0.652">
            <text:p>0.652</text:p>
          </table:table-cell>
          <table:table-cell table:formula="of:=[.B23]/[.K23]" office:value-type="float" office:value="3.47820552147239">
            <text:p>3.4782055215</text:p>
          </table:table-cell>
        </table:table-row>
        <table:table-row table:style-name="ro2">
          <table:table-cell office:value-type="string">
            <text:p>Run 8</text:p>
          </table:table-cell>
          <table:table-cell office:value-type="float" office:value="2.11794">
            <text:p>2.11794</text:p>
          </table:table-cell>
          <table:table-cell office:value-type="float" office:value="1.57015">
            <text:p>1.57015</text:p>
          </table:table-cell>
          <table:table-cell table:formula="of:=[.B24]/[.C24]" office:value-type="float" office:value="1.34887749578066">
            <text:p>1.3488774958</text:p>
          </table:table-cell>
          <table:table-cell office:value-type="float" office:value="1.07189">
            <text:p>1.07189</text:p>
          </table:table-cell>
          <table:table-cell table:formula="of:=[.B24]/[.E24]" office:value-type="float" office:value="1.97589304872701">
            <text:p>1.9758930487</text:p>
          </table:table-cell>
          <table:table-cell office:value-type="float" office:value="0.849203">
            <text:p>0.849203</text:p>
          </table:table-cell>
          <table:table-cell table:formula="of:=[.B24]/[.G24]" office:value-type="float" office:value="2.49403264001658">
            <text:p>2.49403264</text:p>
          </table:table-cell>
          <table:table-cell office:value-type="float" office:value="0.713942">
            <text:p>0.713942</text:p>
          </table:table-cell>
          <table:table-cell table:formula="of:=[.B24]/[.I24]" office:value-type="float" office:value="2.96654350073255">
            <text:p>2.9665435007</text:p>
          </table:table-cell>
          <table:table-cell office:value-type="float" office:value="1.27701">
            <text:p>1.27701</text:p>
          </table:table-cell>
          <table:table-cell table:formula="of:=[.B24]/[.K24]" office:value-type="float" office:value="1.65851481194352">
            <text:p>1.6585148119</text:p>
          </table:table-cell>
        </table:table-row>
        <table:table-row table:style-name="ro2">
          <table:table-cell office:value-type="string">
            <text:p>Run 9</text:p>
          </table:table-cell>
          <table:table-cell office:value-type="float" office:value="2.19679">
            <text:p>2.19679</text:p>
          </table:table-cell>
          <table:table-cell office:value-type="float" office:value="1.98204">
            <text:p>1.98204</text:p>
          </table:table-cell>
          <table:table-cell table:formula="of:=[.B25]/[.C25]" office:value-type="float" office:value="1.10834796472321">
            <text:p>1.1083479647</text:p>
          </table:table-cell>
          <table:table-cell office:value-type="float" office:value="1.03493">
            <text:p>1.03493</text:p>
          </table:table-cell>
          <table:table-cell table:formula="of:=[.B25]/[.E25]" office:value-type="float" office:value="2.12264597605635">
            <text:p>2.1226459761</text:p>
          </table:table-cell>
          <table:table-cell office:value-type="float" office:value="0.891958">
            <text:p>0.891958</text:p>
          </table:table-cell>
          <table:table-cell table:formula="of:=[.B25]/[.G25]" office:value-type="float" office:value="2.4628850237343">
            <text:p>2.4628850237</text:p>
          </table:table-cell>
          <table:table-cell office:value-type="float" office:value="0.70792">
            <text:p>0.70792</text:p>
          </table:table-cell>
          <table:table-cell table:formula="of:=[.B25]/[.I25]" office:value-type="float" office:value="3.10316137416657">
            <text:p>3.1031613742</text:p>
          </table:table-cell>
          <table:table-cell office:value-type="float" office:value="0.628203">
            <text:p>0.628203</text:p>
          </table:table-cell>
          <table:table-cell table:formula="of:=[.B25]/[.K25]" office:value-type="float" office:value="3.4969428671942">
            <text:p>3.4969428672</text:p>
          </table:table-cell>
        </table:table-row>
        <table:table-row table:style-name="ro2">
          <table:table-cell office:value-type="string">
            <text:p>Run 10</text:p>
          </table:table-cell>
          <table:table-cell office:value-type="float" office:value="1.96119">
            <text:p>1.96119</text:p>
          </table:table-cell>
          <table:table-cell office:value-type="float" office:value="1.43844">
            <text:p>1.43844</text:p>
          </table:table-cell>
          <table:table-cell table:formula="of:=[.B26]/[.C26]" office:value-type="float" office:value="1.36341453241011">
            <text:p>1.3634145324</text:p>
          </table:table-cell>
          <table:table-cell office:value-type="float" office:value="1.03938">
            <text:p>1.03938</text:p>
          </table:table-cell>
          <table:table-cell table:formula="of:=[.B26]/[.E26]" office:value-type="float" office:value="1.88688448882988">
            <text:p>1.8868844888</text:p>
          </table:table-cell>
          <table:table-cell office:value-type="float" office:value="0.874892">
            <text:p>0.874892</text:p>
          </table:table-cell>
          <table:table-cell table:formula="of:=[.B26]/[.G26]" office:value-type="float" office:value="2.24163668201332">
            <text:p>2.241636682</text:p>
          </table:table-cell>
          <table:table-cell office:value-type="float" office:value="0.73943">
            <text:p>0.73943</text:p>
          </table:table-cell>
          <table:table-cell table:formula="of:=[.B26]/[.I26]" office:value-type="float" office:value="2.65229974439771">
            <text:p>2.6522997444</text:p>
          </table:table-cell>
          <table:table-cell office:value-type="float" office:value="0.652537">
            <text:p>0.652537</text:p>
          </table:table-cell>
          <table:table-cell table:formula="of:=[.B26]/[.K26]" office:value-type="float" office:value="3.00548474645882">
            <text:p>3.0054847465</text:p>
          </table:table-cell>
        </table:table-row>
        <table:table-row table:style-name="ro2">
          <table:table-cell office:value-type="string">
            <text:p>Average</text:p>
          </table:table-cell>
          <table:table-cell table:formula="of:=SUM([.B17:.B26])/10" office:value-type="float" office:value="2.241966">
            <text:p>2.241966</text:p>
          </table:table-cell>
          <table:table-cell table:formula="of:=SUM([.C17:.C26])/10" office:value-type="float" office:value="1.57643">
            <text:p>1.57643</text:p>
          </table:table-cell>
          <table:table-cell table:formula="of:=[.B27]/[.C27]" office:value-type="float" office:value="1.42217922774877">
            <text:p>1.4221792277</text:p>
          </table:table-cell>
          <table:table-cell table:formula="of:=SUM([.E17:.E26])/10" office:value-type="float" office:value="1.106391">
            <text:p>1.106391</text:p>
          </table:table-cell>
          <table:table-cell table:formula="of:=[.B27]/[.E27]" office:value-type="float" office:value="2.02637765491585">
            <text:p>2.0263776549</text:p>
          </table:table-cell>
          <table:table-cell table:formula="of:=SUM([.G17:.G26])/10" office:value-type="float" office:value="0.9431528">
            <text:p>0.9431528</text:p>
          </table:table-cell>
          <table:table-cell table:formula="of:=[.B27]/[.G27]" office:value-type="float" office:value="2.37709732717753">
            <text:p>2.3770973272</text:p>
          </table:table-cell>
          <table:table-cell table:formula="of:=SUM([.I17:.I26])/10" office:value-type="float" office:value="0.8058143">
            <text:p>0.8058143</text:p>
          </table:table-cell>
          <table:table-cell table:formula="of:=[.B27]/[.I27]" office:value-type="float" office:value="2.78223655251588">
            <text:p>2.7822365525</text:p>
          </table:table-cell>
          <table:table-cell table:formula="of:=SUM([.K17:.K26])/10" office:value-type="float" office:value="0.7089922">
            <text:p>0.7089922</text:p>
          </table:table-cell>
          <table:table-cell table:formula="of:=[.B27]/[.K27]" office:value-type="float" office:value="3.16218711573978">
            <text:p>3.16218711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Mumford</text:p>
          </table:table-cell>
          <table:table-cell table:number-columns-repeated="11"/>
        </table:table-row>
        <table:table-row table:style-name="ro2">
          <table:table-cell office:value-type="string">
            <text:p>Totals</text:p>
          </table:table-cell>
          <table:table-cell office:value-type="string">
            <text:p>Serial Run</text:p>
          </table:table-cell>
          <table:table-cell office:value-type="string">
            <text:p>Parallel Run 2</text:p>
          </table:table-cell>
          <table:table-cell office:value-type="string">
            <text:p>Speedup Factor</text:p>
          </table:table-cell>
          <table:table-cell office:value-type="string">
            <text:p>Parallel Run 3</text:p>
          </table:table-cell>
          <table:table-cell office:value-type="string">
            <text:p>Speedup</text:p>
          </table:table-cell>
          <table:table-cell office:value-type="string">
            <text:p>Parallel Run 4</text:p>
          </table:table-cell>
          <table:table-cell office:value-type="string">
            <text:p>Speedup</text:p>
          </table:table-cell>
          <table:table-cell office:value-type="string">
            <text:p>Parallel Run 5</text:p>
          </table:table-cell>
          <table:table-cell office:value-type="string">
            <text:p>Speedup</text:p>
          </table:table-cell>
          <table:table-cell office:value-type="string">
            <text:p>Parallel Run 6</text:p>
          </table:table-cell>
          <table:table-cell office:value-type="string">
            <text:p>Speedup</text:p>
          </table:table-cell>
        </table:table-row>
        <table:table-row table:style-name="ro2">
          <table:table-cell office:value-type="string">
            <text:p>Run 1</text:p>
          </table:table-cell>
          <table:table-cell office:value-type="float" office:value="59.827">
            <text:p>59.827</text:p>
          </table:table-cell>
          <table:table-cell office:value-type="float" office:value="58.8065">
            <text:p>58.8065</text:p>
          </table:table-cell>
          <table:table-cell table:formula="of:=[.B31]/[.C31]" office:value-type="float" office:value="1.01735352384515">
            <text:p>1.0173535238</text:p>
          </table:table-cell>
          <table:table-cell office:value-type="float" office:value="56.9118">
            <text:p>56.9118</text:p>
          </table:table-cell>
          <table:table-cell table:formula="of:=[.B31]/[.E31]" office:value-type="float" office:value="1.0512231206885">
            <text:p>1.0512231207</text:p>
          </table:table-cell>
          <table:table-cell office:value-type="float" office:value="53.9116">
            <text:p>53.9116</text:p>
          </table:table-cell>
          <table:table-cell table:formula="of:=[.B31]/[.G31]" office:value-type="float" office:value="1.10972406680566">
            <text:p>1.1097240668</text:p>
          </table:table-cell>
          <table:table-cell office:value-type="float" office:value="48.5732">
            <text:p>48.5732</text:p>
          </table:table-cell>
          <table:table-cell table:formula="of:=[.B31]/[.I31]" office:value-type="float" office:value="1.23168743257599">
            <text:p>1.2316874326</text:p>
          </table:table-cell>
          <table:table-cell office:value-type="float" office:value="51.116">
            <text:p>51.116</text:p>
          </table:table-cell>
          <table:table-cell table:formula="of:=[.B31]/[.K31]" office:value-type="float" office:value="1.17041630800532">
            <text:p>1.170416308</text:p>
          </table:table-cell>
        </table:table-row>
        <table:table-row table:style-name="ro2">
          <table:table-cell office:value-type="string">
            <text:p>Run 2</text:p>
          </table:table-cell>
          <table:table-cell office:value-type="float" office:value="59.0718">
            <text:p>59.0718</text:p>
          </table:table-cell>
          <table:table-cell office:value-type="float" office:value="63.4104">
            <text:p>63.4104</text:p>
          </table:table-cell>
          <table:table-cell table:formula="of:=[.B32]/[.C32]" office:value-type="float" office:value="0.931579046970213">
            <text:p>0.931579047</text:p>
          </table:table-cell>
          <table:table-cell office:value-type="float" office:value="53.4444">
            <text:p>53.4444</text:p>
          </table:table-cell>
          <table:table-cell table:formula="of:=[.B32]/[.E32]" office:value-type="float" office:value="1.10529447425736">
            <text:p>1.1052944743</text:p>
          </table:table-cell>
          <table:table-cell office:value-type="float" office:value="54.1986">
            <text:p>54.1986</text:p>
          </table:table-cell>
          <table:table-cell table:formula="of:=[.B32]/[.G32]" office:value-type="float" office:value="1.08991376161008">
            <text:p>1.0899137616</text:p>
          </table:table-cell>
          <table:table-cell office:value-type="float" office:value="51.9468">
            <text:p>51.9468</text:p>
          </table:table-cell>
          <table:table-cell table:formula="of:=[.B32]/[.I32]" office:value-type="float" office:value="1.13715955554529">
            <text:p>1.1371595555</text:p>
          </table:table-cell>
          <table:table-cell office:value-type="float" office:value="51.0779">
            <text:p>51.0779</text:p>
          </table:table-cell>
          <table:table-cell table:formula="of:=[.B32]/[.K32]" office:value-type="float" office:value="1.15650408493693">
            <text:p>1.1565040849</text:p>
          </table:table-cell>
        </table:table-row>
        <table:table-row table:style-name="ro2">
          <table:table-cell office:value-type="string">
            <text:p>Run 3</text:p>
          </table:table-cell>
          <table:table-cell office:value-type="float" office:value="60.3897">
            <text:p>60.3897</text:p>
          </table:table-cell>
          <table:table-cell office:value-type="float" office:value="63.4814">
            <text:p>63.4814</text:p>
          </table:table-cell>
          <table:table-cell table:formula="of:=[.B33]/[.C33]" office:value-type="float" office:value="0.951297545422754">
            <text:p>0.9512975454</text:p>
          </table:table-cell>
          <table:table-cell office:value-type="float" office:value="53.255">
            <text:p>53.255</text:p>
          </table:table-cell>
          <table:table-cell table:formula="of:=[.B33]/[.E33]" office:value-type="float" office:value="1.13397239695803">
            <text:p>1.133972397</text:p>
          </table:table-cell>
          <table:table-cell office:value-type="float" office:value="51.4749">
            <text:p>51.4749</text:p>
          </table:table-cell>
          <table:table-cell table:formula="of:=[.B33]/[.G33]" office:value-type="float" office:value="1.17318732042219">
            <text:p>1.1731873204</text:p>
          </table:table-cell>
          <table:table-cell office:value-type="float" office:value="53.4495">
            <text:p>53.4495</text:p>
          </table:table-cell>
          <table:table-cell table:formula="of:=[.B33]/[.I33]" office:value-type="float" office:value="1.12984592933517">
            <text:p>1.1298459293</text:p>
          </table:table-cell>
          <table:table-cell office:value-type="float" office:value="50.8679">
            <text:p>50.8679</text:p>
          </table:table-cell>
          <table:table-cell table:formula="of:=[.B33]/[.K33]" office:value-type="float" office:value="1.18718681132895">
            <text:p>1.1871868113</text:p>
          </table:table-cell>
        </table:table-row>
        <table:table-row table:style-name="ro2">
          <table:table-cell office:value-type="string">
            <text:p>Run 4</text:p>
          </table:table-cell>
          <table:table-cell office:value-type="float" office:value="59.3051">
            <text:p>59.3051</text:p>
          </table:table-cell>
          <table:table-cell office:value-type="float" office:value="59.1566">
            <text:p>59.1566</text:p>
          </table:table-cell>
          <table:table-cell table:formula="of:=[.B34]/[.C34]" office:value-type="float" office:value="1.00251028625715">
            <text:p>1.0025102863</text:p>
          </table:table-cell>
          <table:table-cell office:value-type="float" office:value="55.9346">
            <text:p>55.9346</text:p>
          </table:table-cell>
          <table:table-cell table:formula="of:=[.B34]/[.E34]" office:value-type="float" office:value="1.06025787258691">
            <text:p>1.0602578726</text:p>
          </table:table-cell>
          <table:table-cell office:value-type="float" office:value="55.8054">
            <text:p>55.8054</text:p>
          </table:table-cell>
          <table:table-cell table:formula="of:=[.B34]/[.G34]" office:value-type="float" office:value="1.06271256903454">
            <text:p>1.062712569</text:p>
          </table:table-cell>
          <table:table-cell office:value-type="float" office:value="46.9905">
            <text:p>46.9905</text:p>
          </table:table-cell>
          <table:table-cell table:formula="of:=[.B34]/[.I34]" office:value-type="float" office:value="1.26206573669146">
            <text:p>1.2620657367</text:p>
          </table:table-cell>
          <table:table-cell office:value-type="float" office:value="55.0605">
            <text:p>55.0605</text:p>
          </table:table-cell>
          <table:table-cell table:formula="of:=[.B34]/[.K34]" office:value-type="float" office:value="1.07708974673314">
            <text:p>1.0770897467</text:p>
          </table:table-cell>
        </table:table-row>
        <table:table-row table:style-name="ro2">
          <table:table-cell office:value-type="string">
            <text:p>Run 5</text:p>
          </table:table-cell>
          <table:table-cell office:value-type="float" office:value="60.7381">
            <text:p>60.7381</text:p>
          </table:table-cell>
          <table:table-cell office:value-type="float" office:value="63.7681">
            <text:p>63.7681</text:p>
          </table:table-cell>
          <table:table-cell table:formula="of:=[.B35]/[.C35]" office:value-type="float" office:value="0.952484079030111">
            <text:p>0.952484079</text:p>
          </table:table-cell>
          <table:table-cell office:value-type="float" office:value="51.4739">
            <text:p>51.4739</text:p>
          </table:table-cell>
          <table:table-cell table:formula="of:=[.B35]/[.E35]" office:value-type="float" office:value="1.1799785910918">
            <text:p>1.1799785911</text:p>
          </table:table-cell>
          <table:table-cell office:value-type="float" office:value="54.5834">
            <text:p>54.5834</text:p>
          </table:table-cell>
          <table:table-cell table:formula="of:=[.B35]/[.G35]" office:value-type="float" office:value="1.11275772487606">
            <text:p>1.1127577249</text:p>
          </table:table-cell>
          <table:table-cell office:value-type="float" office:value="47.2996">
            <text:p>47.2996</text:p>
          </table:table-cell>
          <table:table-cell table:formula="of:=[.B35]/[.I35]" office:value-type="float" office:value="1.28411445339918">
            <text:p>1.2841144534</text:p>
          </table:table-cell>
          <table:table-cell office:value-type="float" office:value="53.8176">
            <text:p>53.8176</text:p>
          </table:table-cell>
          <table:table-cell table:formula="of:=[.B35]/[.K35]" office:value-type="float" office:value="1.12859176180283">
            <text:p>1.1285917618</text:p>
          </table:table-cell>
        </table:table-row>
        <table:table-row table:style-name="ro2">
          <table:table-cell office:value-type="string">
            <text:p>Run 6</text:p>
          </table:table-cell>
          <table:table-cell office:value-type="float" office:value="61.0582">
            <text:p>61.0582</text:p>
          </table:table-cell>
          <table:table-cell office:value-type="float" office:value="62.7795">
            <text:p>62.7795</text:p>
          </table:table-cell>
          <table:table-cell table:formula="of:=[.B36]/[.C36]" office:value-type="float" office:value="0.972581814127223">
            <text:p>0.9725818141</text:p>
          </table:table-cell>
          <table:table-cell office:value-type="float" office:value="53.5296">
            <text:p>53.5296</text:p>
          </table:table-cell>
          <table:table-cell table:formula="of:=[.B36]/[.E36]" office:value-type="float" office:value="1.14064368125299">
            <text:p>1.1406436813</text:p>
          </table:table-cell>
          <table:table-cell office:value-type="float" office:value="54.5781">
            <text:p>54.5781</text:p>
          </table:table-cell>
          <table:table-cell table:formula="of:=[.B36]/[.G36]" office:value-type="float" office:value="1.11873077296571">
            <text:p>1.118730773</text:p>
          </table:table-cell>
          <table:table-cell office:value-type="float" office:value="52.599">
            <text:p>52.599</text:p>
          </table:table-cell>
          <table:table-cell table:formula="of:=[.B36]/[.I36]" office:value-type="float" office:value="1.16082435027282">
            <text:p>1.1608243503</text:p>
          </table:table-cell>
          <table:table-cell office:value-type="float" office:value="54.6488">
            <text:p>54.6488</text:p>
          </table:table-cell>
          <table:table-cell table:formula="of:=[.B36]/[.K36]" office:value-type="float" office:value="1.11728345361655">
            <text:p>1.1172834536</text:p>
          </table:table-cell>
        </table:table-row>
        <table:table-row table:style-name="ro2">
          <table:table-cell office:value-type="string">
            <text:p>Run 7</text:p>
          </table:table-cell>
          <table:table-cell office:value-type="float" office:value="58.9784">
            <text:p>58.9784</text:p>
          </table:table-cell>
          <table:table-cell office:value-type="float" office:value="63.5985">
            <text:p>63.5985</text:p>
          </table:table-cell>
          <table:table-cell table:formula="of:=[.B37]/[.C37]" office:value-type="float" office:value="0.927355204918355">
            <text:p>0.9273552049</text:p>
          </table:table-cell>
          <table:table-cell office:value-type="float" office:value="57.0537">
            <text:p>57.0537</text:p>
          </table:table-cell>
          <table:table-cell table:formula="of:=[.B37]/[.E37]" office:value-type="float" office:value="1.03373488485409">
            <text:p>1.0337348849</text:p>
          </table:table-cell>
          <table:table-cell office:value-type="float" office:value="54.2737">
            <text:p>54.2737</text:p>
          </table:table-cell>
          <table:table-cell table:formula="of:=[.B37]/[.G37]" office:value-type="float" office:value="1.08668471101104">
            <text:p>1.086684711</text:p>
          </table:table-cell>
          <table:table-cell office:value-type="float" office:value="49.4027">
            <text:p>49.4027</text:p>
          </table:table-cell>
          <table:table-cell table:formula="of:=[.B37]/[.I37]" office:value-type="float" office:value="1.19382948705233">
            <text:p>1.1938294871</text:p>
          </table:table-cell>
          <table:table-cell office:value-type="float" office:value="50.7488">
            <text:p>50.7488</text:p>
          </table:table-cell>
          <table:table-cell table:formula="of:=[.B37]/[.K37]" office:value-type="float" office:value="1.1621634403178">
            <text:p>1.1621634403</text:p>
          </table:table-cell>
        </table:table-row>
        <table:table-row table:style-name="ro2">
          <table:table-cell office:value-type="string">
            <text:p>Run 8</text:p>
          </table:table-cell>
          <table:table-cell office:value-type="float" office:value="59.8161">
            <text:p>59.8161</text:p>
          </table:table-cell>
          <table:table-cell office:value-type="float" office:value="58.7977">
            <text:p>58.7977</text:p>
          </table:table-cell>
          <table:table-cell table:formula="of:=[.B38]/[.C38]" office:value-type="float" office:value="1.01732040539001">
            <text:p>1.0173204054</text:p>
          </table:table-cell>
          <table:table-cell office:value-type="float" office:value="56.4585">
            <text:p>56.4585</text:p>
          </table:table-cell>
          <table:table-cell table:formula="of:=[.B38]/[.E38]" office:value-type="float" office:value="1.05947023034618">
            <text:p>1.0594702303</text:p>
          </table:table-cell>
          <table:table-cell office:value-type="float" office:value="53.9549">
            <text:p>53.9549</text:p>
          </table:table-cell>
          <table:table-cell table:formula="of:=[.B38]/[.G38]" office:value-type="float" office:value="1.10863146813357">
            <text:p>1.1086314681</text:p>
          </table:table-cell>
          <table:table-cell office:value-type="float" office:value="49.2216">
            <text:p>49.2216</text:p>
          </table:table-cell>
          <table:table-cell table:formula="of:=[.B38]/[.I38]" office:value-type="float" office:value="1.21524086986201">
            <text:p>1.2152408699</text:p>
          </table:table-cell>
          <table:table-cell office:value-type="float" office:value="50.577">
            <text:p>50.577</text:p>
          </table:table-cell>
          <table:table-cell table:formula="of:=[.B38]/[.K38]" office:value-type="float" office:value="1.18267394270123">
            <text:p>1.1826739427</text:p>
          </table:table-cell>
        </table:table-row>
        <table:table-row table:style-name="ro2">
          <table:table-cell office:value-type="string">
            <text:p>Run 9</text:p>
          </table:table-cell>
          <table:table-cell/>
          <table:table-cell office:value-type="float" office:value="60.7441">
            <text:p>60.7441</text:p>
          </table:table-cell>
          <table:table-cell table:formula="of:=[.B39]/[.C39]" office:value-type="float" office:value="0">
            <text:p>0</text:p>
          </table:table-cell>
          <table:table-cell office:value-type="float" office:value="54.4973">
            <text:p>54.4973</text:p>
          </table:table-cell>
          <table:table-cell table:formula="of:=[.B39]/[.E39]" office:value-type="float" office:value="0">
            <text:p>0</text:p>
          </table:table-cell>
          <table:table-cell office:value-type="float" office:value="55.3804">
            <text:p>55.3804</text:p>
          </table:table-cell>
          <table:table-cell table:formula="of:=[.B39]/[.G39]" office:value-type="float" office:value="0">
            <text:p>0</text:p>
          </table:table-cell>
          <table:table-cell office:value-type="float" office:value="53.033">
            <text:p>53.033</text:p>
          </table:table-cell>
          <table:table-cell table:formula="of:=[.B39]/[.I39]" office:value-type="float" office:value="0">
            <text:p>0</text:p>
          </table:table-cell>
          <table:table-cell office:value-type="float" office:value="49.9416">
            <text:p>49.9416</text:p>
          </table:table-cell>
          <table:table-cell table:formula="of:=[.B39]/[.K39]" office:value-type="float" office:value="0">
            <text:p>0</text:p>
          </table:table-cell>
        </table:table-row>
        <table:table-row table:style-name="ro2">
          <table:table-cell office:value-type="string">
            <text:p>Run 10</text:p>
          </table:table-cell>
          <table:table-cell/>
          <table:table-cell office:value-type="float" office:value="59.8195">
            <text:p>59.8195</text:p>
          </table:table-cell>
          <table:table-cell table:formula="of:=[.B40]/[.C40]" office:value-type="float" office:value="0">
            <text:p>0</text:p>
          </table:table-cell>
          <table:table-cell office:value-type="float" office:value="56.2296">
            <text:p>56.2296</text:p>
          </table:table-cell>
          <table:table-cell table:formula="of:=[.B40]/[.E40]" office:value-type="float" office:value="0">
            <text:p>0</text:p>
          </table:table-cell>
          <table:table-cell office:value-type="float" office:value="51.9764">
            <text:p>51.9764</text:p>
          </table:table-cell>
          <table:table-cell table:formula="of:=[.B40]/[.G40]" office:value-type="float" office:value="0">
            <text:p>0</text:p>
          </table:table-cell>
          <table:table-cell office:value-type="float" office:value="51.8201">
            <text:p>51.8201</text:p>
          </table:table-cell>
          <table:table-cell table:formula="of:=[.B40]/[.I40]" office:value-type="float" office:value="0">
            <text:p>0</text:p>
          </table:table-cell>
          <table:table-cell office:value-type="float" office:value="52.1645">
            <text:p>52.1645</text:p>
          </table:table-cell>
          <table:table-cell table:formula="of:=[.B40]/[.K40]"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formula="of:=SUM([.B31:.B40])/10" office:value-type="float" office:value="47.91844">
            <text:p>47.91844</text:p>
          </table:table-cell>
          <table:table-cell table:formula="of:=SUM([.C31:.C40])/10" office:value-type="float" office:value="61.43623">
            <text:p>61.43623</text:p>
          </table:table-cell>
          <table:table-cell table:formula="of:=[.B41]/[.C41]" office:value-type="float" office:value="0.779970385552629">
            <text:p>0.7799703856</text:p>
          </table:table-cell>
          <table:table-cell table:formula="of:=SUM([.E31:.E40])/10" office:value-type="float" office:value="54.87884">
            <text:p>54.87884</text:p>
          </table:table-cell>
          <table:table-cell table:formula="of:=[.B41]/[.E41]" office:value-type="float" office:value="0.873167873081865">
            <text:p>0.8731678731</text:p>
          </table:table-cell>
          <table:table-cell table:formula="of:=SUM([.G31:.G40])/10" office:value-type="float" office:value="54.01374">
            <text:p>54.01374</text:p>
          </table:table-cell>
          <table:table-cell table:formula="of:=[.B41]/[.G41]" office:value-type="float" office:value="0.887152787420386">
            <text:p>0.8871527874</text:p>
          </table:table-cell>
          <table:table-cell table:formula="of:=SUM([.I31:.I40])/10" office:value-type="float" office:value="50.4336">
            <text:p>50.4336</text:p>
          </table:table-cell>
          <table:table-cell table:formula="of:=[.B41]/[.I41]" office:value-type="float" office:value="0.950129278893436">
            <text:p>0.9501292789</text:p>
          </table:table-cell>
          <table:table-cell table:formula="of:=SUM([.K31:.K40])/10" office:value-type="float" office:value="52.00206">
            <text:p>52.00206</text:p>
          </table:table-cell>
          <table:table-cell table:formula="of:=[.B41]/[.K41]" office:value-type="float" office:value="0.92147195707247">
            <text:p>0.921471957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Persistence</text:p>
          </table:table-cell>
          <table:table-cell office:value-type="string">
            <text:p>Serial Run</text:p>
          </table:table-cell>
          <table:table-cell office:value-type="string">
            <text:p>Parallel Run 2</text:p>
          </table:table-cell>
          <table:table-cell office:value-type="string">
            <text:p>Speedup Factor</text:p>
          </table:table-cell>
          <table:table-cell office:value-type="string">
            <text:p>Parallel Run 3</text:p>
          </table:table-cell>
          <table:table-cell office:value-type="string">
            <text:p>Speedup</text:p>
          </table:table-cell>
          <table:table-cell office:value-type="string">
            <text:p>Parallel Run 4</text:p>
          </table:table-cell>
          <table:table-cell office:value-type="string">
            <text:p>Speedup</text:p>
          </table:table-cell>
          <table:table-cell office:value-type="string">
            <text:p>Parallel Run 5</text:p>
          </table:table-cell>
          <table:table-cell office:value-type="string">
            <text:p>Speedup</text:p>
          </table:table-cell>
          <table:table-cell office:value-type="string">
            <text:p>Parallel Run 6</text:p>
          </table:table-cell>
          <table:table-cell office:value-type="string">
            <text:p>Speedup</text:p>
          </table:table-cell>
        </table:table-row>
        <table:table-row table:style-name="ro2">
          <table:table-cell office:value-type="string">
            <text:p>Run 1</text:p>
          </table:table-cell>
          <table:table-cell office:value-type="float" office:value="39.874">
            <text:p>39.874</text:p>
          </table:table-cell>
          <table:table-cell office:value-type="float" office:value="40.1571">
            <text:p>40.1571</text:p>
          </table:table-cell>
          <table:table-cell table:formula="of:=[.B44]/[.C44]" office:value-type="float" office:value="0.992950188136096">
            <text:p>0.9929501881</text:p>
          </table:table-cell>
          <table:table-cell office:value-type="float" office:value="36.2735">
            <text:p>36.2735</text:p>
          </table:table-cell>
          <table:table-cell table:formula="of:=[.B44]/[.E44]" office:value-type="float" office:value="1.09925979020497">
            <text:p>1.0992597902</text:p>
          </table:table-cell>
          <table:table-cell office:value-type="float" office:value="34.7708">
            <text:p>34.7708</text:p>
          </table:table-cell>
          <table:table-cell table:formula="of:=[.B44]/[.G44]" office:value-type="float" office:value="1.14676682733788">
            <text:p>1.1467668273</text:p>
          </table:table-cell>
          <table:table-cell office:value-type="float" office:value="30.4866">
            <text:p>30.4866</text:p>
          </table:table-cell>
          <table:table-cell table:formula="of:=[.B44]/[.I44]" office:value-type="float" office:value="1.30791888895449">
            <text:p>1.307918889</text:p>
          </table:table-cell>
          <table:table-cell office:value-type="float" office:value="31.0173">
            <text:p>31.0173</text:p>
          </table:table-cell>
          <table:table-cell table:formula="of:=[.B44]/[.K44]" office:value-type="float" office:value="1.28554064989538">
            <text:p>1.2855406499</text:p>
          </table:table-cell>
        </table:table-row>
        <table:table-row table:style-name="ro2">
          <table:table-cell office:value-type="string">
            <text:p>Run 2</text:p>
          </table:table-cell>
          <table:table-cell office:value-type="float" office:value="39.5949">
            <text:p>39.5949</text:p>
          </table:table-cell>
          <table:table-cell office:value-type="float" office:value="42.1688">
            <text:p>42.1688</text:p>
          </table:table-cell>
          <table:table-cell table:formula="of:=[.B45]/[.C45]" office:value-type="float" office:value="0.938961981370113">
            <text:p>0.9389619814</text:p>
          </table:table-cell>
          <table:table-cell office:value-type="float" office:value="34.5983">
            <text:p>34.5983</text:p>
          </table:table-cell>
          <table:table-cell table:formula="of:=[.B45]/[.E45]" office:value-type="float" office:value="1.14441750028181">
            <text:p>1.1444175003</text:p>
          </table:table-cell>
          <table:table-cell office:value-type="float" office:value="33.6156">
            <text:p>33.6156</text:p>
          </table:table-cell>
          <table:table-cell table:formula="of:=[.B45]/[.G45]" office:value-type="float" office:value="1.17787277335523">
            <text:p>1.1778727734</text:p>
          </table:table-cell>
          <table:table-cell office:value-type="float" office:value="34.1363">
            <text:p>34.1363</text:p>
          </table:table-cell>
          <table:table-cell table:formula="of:=[.B45]/[.I45]" office:value-type="float" office:value="1.15990602379285">
            <text:p>1.1599060238</text:p>
          </table:table-cell>
          <table:table-cell office:value-type="float" office:value="31.0673">
            <text:p>31.0673</text:p>
          </table:table-cell>
          <table:table-cell table:formula="of:=[.B45]/[.K45]" office:value-type="float" office:value="1.27448796644704">
            <text:p>1.2744879664</text:p>
          </table:table-cell>
        </table:table-row>
        <table:table-row table:style-name="ro2">
          <table:table-cell office:value-type="string">
            <text:p>Run 3</text:p>
          </table:table-cell>
          <table:table-cell office:value-type="float" office:value="39.6425">
            <text:p>39.6425</text:p>
          </table:table-cell>
          <table:table-cell office:value-type="float" office:value="44.6916">
            <text:p>44.6916</text:p>
          </table:table-cell>
          <table:table-cell table:formula="of:=[.B46]/[.C46]" office:value-type="float" office:value="0.887023512248387">
            <text:p>0.8870235122</text:p>
          </table:table-cell>
          <table:table-cell office:value-type="float" office:value="34.4453">
            <text:p>34.4453</text:p>
          </table:table-cell>
          <table:table-cell table:formula="of:=[.B46]/[.E46]" office:value-type="float" office:value="1.15088270388123">
            <text:p>1.1508827039</text:p>
          </table:table-cell>
          <table:table-cell office:value-type="float" office:value="31.8321">
            <text:p>31.8321</text:p>
          </table:table-cell>
          <table:table-cell table:formula="of:=[.B46]/[.G46]" office:value-type="float" office:value="1.24536238576783">
            <text:p>1.2453623858</text:p>
          </table:table-cell>
          <table:table-cell office:value-type="float" office:value="34.6895">
            <text:p>34.6895</text:p>
          </table:table-cell>
          <table:table-cell table:formula="of:=[.B46]/[.I46]" office:value-type="float" office:value="1.14278095677366">
            <text:p>1.1427809568</text:p>
          </table:table-cell>
          <table:table-cell office:value-type="float" office:value="31.5225">
            <text:p>31.5225</text:p>
          </table:table-cell>
          <table:table-cell table:formula="of:=[.B46]/[.K46]" office:value-type="float" office:value="1.25759378221905">
            <text:p>1.2575937822</text:p>
          </table:table-cell>
        </table:table-row>
        <table:table-row table:style-name="ro2">
          <table:table-cell office:value-type="string">
            <text:p>Run 4</text:p>
          </table:table-cell>
          <table:table-cell office:value-type="float" office:value="39.6468">
            <text:p>39.6468</text:p>
          </table:table-cell>
          <table:table-cell office:value-type="float" office:value="40.2181">
            <text:p>40.2181</text:p>
          </table:table-cell>
          <table:table-cell table:formula="of:=[.B47]/[.C47]" office:value-type="float" office:value="0.985794953018666">
            <text:p>0.985794953</text:p>
          </table:table-cell>
          <table:table-cell office:value-type="float" office:value="35.3364">
            <text:p>35.3364</text:p>
          </table:table-cell>
          <table:table-cell table:formula="of:=[.B47]/[.E47]" office:value-type="float" office:value="1.12198186572486">
            <text:p>1.1219818657</text:p>
          </table:table-cell>
          <table:table-cell office:value-type="float" office:value="34.0076">
            <text:p>34.0076</text:p>
          </table:table-cell>
          <table:table-cell table:formula="of:=[.B47]/[.G47]" office:value-type="float" office:value="1.1658217574895">
            <text:p>1.1658217575</text:p>
          </table:table-cell>
          <table:table-cell office:value-type="float" office:value="29.485">
            <text:p>29.485</text:p>
          </table:table-cell>
          <table:table-cell table:formula="of:=[.B47]/[.I47]" office:value-type="float" office:value="1.34464303883331">
            <text:p>1.3446430388</text:p>
          </table:table-cell>
          <table:table-cell office:value-type="float" office:value="34.7656">
            <text:p>34.7656</text:p>
          </table:table-cell>
          <table:table-cell table:formula="of:=[.B47]/[.K47]" office:value-type="float" office:value="1.14040315714384">
            <text:p>1.1404031571</text:p>
          </table:table-cell>
        </table:table-row>
        <table:table-row table:style-name="ro2">
          <table:table-cell office:value-type="string">
            <text:p>Run 5</text:p>
          </table:table-cell>
          <table:table-cell office:value-type="float" office:value="40.2845">
            <text:p>40.2845</text:p>
          </table:table-cell>
          <table:table-cell office:value-type="float" office:value="42.2825">
            <text:p>42.2825</text:p>
          </table:table-cell>
          <table:table-cell table:formula="of:=[.B48]/[.C48]" office:value-type="float" office:value="0.952746408088453">
            <text:p>0.9527464081</text:p>
          </table:table-cell>
          <table:table-cell office:value-type="float" office:value="33.0955">
            <text:p>33.0955</text:p>
          </table:table-cell>
          <table:table-cell table:formula="of:=[.B48]/[.E48]" office:value-type="float" office:value="1.2172198637277">
            <text:p>1.2172198637</text:p>
          </table:table-cell>
          <table:table-cell office:value-type="float" office:value="35.7459">
            <text:p>35.7459</text:p>
          </table:table-cell>
          <table:table-cell table:formula="of:=[.B48]/[.G48]" office:value-type="float" office:value="1.12696840756562">
            <text:p>1.1269684076</text:p>
          </table:table-cell>
          <table:table-cell office:value-type="float" office:value="29.4733">
            <text:p>29.4733</text:p>
          </table:table-cell>
          <table:table-cell table:formula="of:=[.B48]/[.I48]" office:value-type="float" office:value="1.36681335310264">
            <text:p>1.3668133531</text:p>
          </table:table-cell>
          <table:table-cell office:value-type="float" office:value="34.0296">
            <text:p>34.0296</text:p>
          </table:table-cell>
          <table:table-cell table:formula="of:=[.B48]/[.K48]" office:value-type="float" office:value="1.18380762630181">
            <text:p>1.1838076263</text:p>
          </table:table-cell>
        </table:table-row>
        <table:table-row table:style-name="ro2">
          <table:table-cell office:value-type="string">
            <text:p>Run 6</text:p>
          </table:table-cell>
          <table:table-cell office:value-type="float" office:value="40.5521">
            <text:p>40.5521</text:p>
          </table:table-cell>
          <table:table-cell office:value-type="float" office:value="42.0753">
            <text:p>42.0753</text:p>
          </table:table-cell>
          <table:table-cell table:formula="of:=[.B49]/[.C49]" office:value-type="float" office:value="0.963798237921061">
            <text:p>0.9637982379</text:p>
          </table:table-cell>
          <table:table-cell office:value-type="float" office:value="34.8311">
            <text:p>34.8311</text:p>
          </table:table-cell>
          <table:table-cell table:formula="of:=[.B49]/[.E49]" office:value-type="float" office:value="1.16424976529596">
            <text:p>1.1642497653</text:p>
          </table:table-cell>
          <table:table-cell office:value-type="float" office:value="35.6888">
            <text:p>35.6888</text:p>
          </table:table-cell>
          <table:table-cell table:formula="of:=[.B49]/[.G49]" office:value-type="float" office:value="1.13626964201654">
            <text:p>1.136269642</text:p>
          </table:table-cell>
          <table:table-cell office:value-type="float" office:value="33.2531">
            <text:p>33.2531</text:p>
          </table:table-cell>
          <table:table-cell table:formula="of:=[.B49]/[.I49]" office:value-type="float" office:value="1.21949833248629">
            <text:p>1.2194983325</text:p>
          </table:table-cell>
          <table:table-cell office:value-type="float" office:value="34.8754">
            <text:p>34.8754</text:p>
          </table:table-cell>
          <table:table-cell table:formula="of:=[.B49]/[.K49]" office:value-type="float" office:value="1.16277089295033">
            <text:p>1.162770893</text:p>
          </table:table-cell>
        </table:table-row>
        <table:table-row table:style-name="ro2">
          <table:table-cell office:value-type="string">
            <text:p>Run 7</text:p>
          </table:table-cell>
          <table:table-cell office:value-type="float" office:value="39.4333">
            <text:p>39.4333</text:p>
          </table:table-cell>
          <table:table-cell office:value-type="float" office:value="42.2862">
            <text:p>42.2862</text:p>
          </table:table-cell>
          <table:table-cell table:formula="of:=[.B50]/[.C50]" office:value-type="float" office:value="0.932533545222791">
            <text:p>0.9325335452</text:p>
          </table:table-cell>
          <table:table-cell office:value-type="float" office:value="37.3452">
            <text:p>37.3452</text:p>
          </table:table-cell>
          <table:table-cell table:formula="of:=[.B50]/[.E50]" office:value-type="float" office:value="1.05591347750179">
            <text:p>1.0559134775</text:p>
          </table:table-cell>
          <table:table-cell office:value-type="float" office:value="33.3868">
            <text:p>33.3868</text:p>
          </table:table-cell>
          <table:table-cell table:formula="of:=[.B50]/[.G50]" office:value-type="float" office:value="1.18110450836858">
            <text:p>1.1811045084</text:p>
          </table:table-cell>
          <table:table-cell office:value-type="float" office:value="30.7456">
            <text:p>30.7456</text:p>
          </table:table-cell>
          <table:table-cell table:formula="of:=[.B50]/[.I50]" office:value-type="float" office:value="1.28256726165695">
            <text:p>1.2825672617</text:p>
          </table:table-cell>
          <table:table-cell office:value-type="float" office:value="31.0063">
            <text:p>31.0063</text:p>
          </table:table-cell>
          <table:table-cell table:formula="of:=[.B50]/[.K50]" office:value-type="float" office:value="1.27178347626128">
            <text:p>1.2717834763</text:p>
          </table:table-cell>
        </table:table-row>
        <table:table-row table:style-name="ro2">
          <table:table-cell office:value-type="string">
            <text:p>Run 8</text:p>
          </table:table-cell>
          <table:table-cell office:value-type="float" office:value="39.8381">
            <text:p>39.8381</text:p>
          </table:table-cell>
          <table:table-cell office:value-type="float" office:value="40.1058">
            <text:p>40.1058</text:p>
          </table:table-cell>
          <table:table-cell table:formula="of:=[.B51]/[.C51]" office:value-type="float" office:value="0.993325154965117">
            <text:p>0.993325155</text:p>
          </table:table-cell>
          <table:table-cell office:value-type="float" office:value="37.9964">
            <text:p>37.9964</text:p>
          </table:table-cell>
          <table:table-cell table:formula="of:=[.B51]/[.E51]" office:value-type="float" office:value="1.04847038140455">
            <text:p>1.0484703814</text:p>
          </table:table-cell>
          <table:table-cell office:value-type="float" office:value="33.4737">
            <text:p>33.4737</text:p>
          </table:table-cell>
          <table:table-cell table:formula="of:=[.B51]/[.G51]" office:value-type="float" office:value="1.19013135685628">
            <text:p>1.1901313569</text:p>
          </table:table-cell>
          <table:table-cell office:value-type="float" office:value="31.406">
            <text:p>31.406</text:p>
          </table:table-cell>
          <table:table-cell table:formula="of:=[.B51]/[.I51]" office:value-type="float" office:value="1.26848691332866">
            <text:p>1.2684869133</text:p>
          </table:table-cell>
          <table:table-cell office:value-type="float" office:value="30.2995">
            <text:p>30.2995</text:p>
          </table:table-cell>
          <table:table-cell table:formula="of:=[.B51]/[.K51]" office:value-type="float" office:value="1.31481047542039">
            <text:p>1.3148104754</text:p>
          </table:table-cell>
        </table:table-row>
        <table:table-row table:style-name="ro2">
          <table:table-cell office:value-type="string">
            <text:p>Run 9</text:p>
          </table:table-cell>
          <table:table-cell office:value-type="float" office:value="41.5022">
            <text:p>41.5022</text:p>
          </table:table-cell>
          <table:table-cell office:value-type="float" office:value="41.123">
            <text:p>41.123</text:p>
          </table:table-cell>
          <table:table-cell table:formula="of:=[.B52]/[.C52]" office:value-type="float" office:value="1.0092211171364">
            <text:p>1.0092211171</text:p>
          </table:table-cell>
          <table:table-cell office:value-type="float" office:value="35.7515">
            <text:p>35.7515</text:p>
          </table:table-cell>
          <table:table-cell table:formula="of:=[.B52]/[.E52]" office:value-type="float" office:value="1.1608519922241">
            <text:p>1.1608519922</text:p>
          </table:table-cell>
          <table:table-cell office:value-type="float" office:value="34.4978">
            <text:p>34.4978</text:p>
          </table:table-cell>
          <table:table-cell table:formula="of:=[.B52]/[.G52]" office:value-type="float" office:value="1.20303903437321">
            <text:p>1.2030390344</text:p>
          </table:table-cell>
          <table:table-cell office:value-type="float" office:value="33.9229">
            <text:p>33.9229</text:p>
          </table:table-cell>
          <table:table-cell table:formula="of:=[.B52]/[.I52]" office:value-type="float" office:value="1.2234272423643">
            <text:p>1.2234272424</text:p>
          </table:table-cell>
          <table:table-cell office:value-type="float" office:value="30.3086">
            <text:p>30.3086</text:p>
          </table:table-cell>
          <table:table-cell table:formula="of:=[.B52]/[.K52]" office:value-type="float" office:value="1.36932091881512">
            <text:p>1.3693209188</text:p>
          </table:table-cell>
        </table:table-row>
        <table:table-row table:style-name="ro2">
          <table:table-cell office:value-type="string">
            <text:p>Run 10</text:p>
          </table:table-cell>
          <table:table-cell office:value-type="float" office:value="41.771">
            <text:p>41.771</text:p>
          </table:table-cell>
          <table:table-cell office:value-type="float" office:value="40.1658">
            <text:p>40.1658</text:p>
          </table:table-cell>
          <table:table-cell table:formula="of:=[.B53]/[.C53]" office:value-type="float" office:value="1.03996434777846">
            <text:p>1.0399643478</text:p>
          </table:table-cell>
          <table:table-cell office:value-type="float" office:value="35.9545">
            <text:p>35.9545</text:p>
          </table:table-cell>
          <table:table-cell table:formula="of:=[.B53]/[.E53]" office:value-type="float" office:value="1.16177390869015">
            <text:p>1.1617739087</text:p>
          </table:table-cell>
          <table:table-cell office:value-type="float" office:value="32.8344">
            <text:p>32.8344</text:p>
          </table:table-cell>
          <table:table-cell table:formula="of:=[.B53]/[.G53]" office:value-type="float" office:value="1.27217186852813">
            <text:p>1.2721718685</text:p>
          </table:table-cell>
          <table:table-cell office:value-type="float" office:value="33.7506">
            <text:p>33.7506</text:p>
          </table:table-cell>
          <table:table-cell table:formula="of:=[.B53]/[.I53]" office:value-type="float" office:value="1.23763725681914">
            <text:p>1.2376372568</text:p>
          </table:table-cell>
          <table:table-cell office:value-type="float" office:value="31.6309">
            <text:p>31.6309</text:p>
          </table:table-cell>
          <table:table-cell table:formula="of:=[.B53]/[.K53]" office:value-type="float" office:value="1.32057576610213">
            <text:p>1.3205757661</text:p>
          </table:table-cell>
        </table:table-row>
        <table:table-row table:style-name="ro2">
          <table:table-cell office:value-type="string">
            <text:p>Average</text:p>
          </table:table-cell>
          <table:table-cell table:formula="of:=SUM([.B44:.B53])/10" office:value-type="float" office:value="40.21394">
            <text:p>40.21394</text:p>
          </table:table-cell>
          <table:table-cell table:formula="of:=SUM([.C44:.C53])/10" office:value-type="float" office:value="41.52742">
            <text:p>41.52742</text:p>
          </table:table-cell>
          <table:table-cell table:formula="of:=[.B54]/[.C54]" office:value-type="float" office:value="0.968370777669309">
            <text:p>0.9683707777</text:p>
          </table:table-cell>
          <table:table-cell table:formula="of:=SUM([.E44:.E53])/10" office:value-type="float" office:value="35.56277">
            <text:p>35.56277</text:p>
          </table:table-cell>
          <table:table-cell table:formula="of:=[.B54]/[.E54]" office:value-type="float" office:value="1.13078761862476">
            <text:p>1.1307876186</text:p>
          </table:table-cell>
          <table:table-cell table:formula="of:=SUM([.G44:.G53])/10" office:value-type="float" office:value="33.98535">
            <text:p>33.98535</text:p>
          </table:table-cell>
          <table:table-cell table:formula="of:=[.B54]/[.G54]" office:value-type="float" office:value="1.18327279254149">
            <text:p>1.1832727925</text:p>
          </table:table-cell>
          <table:table-cell table:formula="of:=SUM([.I44:.I53])/10" office:value-type="float" office:value="32.13489">
            <text:p>32.13489</text:p>
          </table:table-cell>
          <table:table-cell table:formula="of:=[.B54]/[.I54]" office:value-type="float" office:value="1.25141053851437">
            <text:p>1.2514105385</text:p>
          </table:table-cell>
          <table:table-cell table:formula="of:=SUM([.K44:.K53])/10" office:value-type="float" office:value="32.0523">
            <text:p>32.0523</text:p>
          </table:table-cell>
          <table:table-cell table:formula="of:=[.B54]/[.K54]" office:value-type="float" office:value="1.25463508078983">
            <text:p>1.2546350808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2" table:number-rows-repeated="25">
          <table:table-cell table:number-columns-repeated="1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<text:s text:c="4"/>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7:1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yan Lewis</meta:initial-creator>
    <meta:creation-date>2011-09-30T10:44:07</meta:creation-date>
    <dc:date>2011-09-30T17:10:00</dc:date>
    <dc:creator>Ryan Lewis</dc:creator>
    <meta:editing-duration>PT6H25M54S</meta:editing-duration>
    <meta:editing-cycles>5</meta:editing-cycles>
    <meta:generator>LibreOffice/3.3$Unix LibreOffice_project/330m19$Build-301</meta:generator>
    <meta:document-statistic meta:table-count="3" meta:cell-count="587" meta:object-count="0"/>
  </office:meta>
</office:document-meta>
</file>